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400000053EE4A966B981381F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Cursiv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Versiones" style:family="table">
      <style:table-properties style:width="18.002cm" table:align="margins"/>
    </style:style>
    <style:style style:name="TablaVersiones.A" style:family="table-column">
      <style:table-column-properties style:column-width="1.681cm" style:rel-column-width="6119*"/>
    </style:style>
    <style:style style:name="TablaVersiones.B" style:family="table-column">
      <style:table-column-properties style:column-width="2.242cm" style:rel-column-width="8159*"/>
    </style:style>
    <style:style style:name="TablaVersiones.C" style:family="table-column">
      <style:table-column-properties style:column-width="2.212cm" style:rel-column-width="8050*"/>
    </style:style>
    <style:style style:name="TablaVersiones.D" style:family="table-column">
      <style:table-column-properties style:column-width="11.869cm" style:rel-column-width="43207*"/>
    </style:style>
    <style:style style:name="Tabla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Versiones.D1" style:family="table-cell">
      <style:table-cell-properties fo:padding="0.097cm" fo:border="0.05pt solid #000000"/>
    </style:style>
    <style:style style:name="TablaVersiones.A2" style:family="table-cell">
      <style:table-cell-properties fo:padding="0.097cm" fo:border-left="0.05pt solid #000000" fo:border-right="none" fo:border-top="none" fo:border-bottom="0.05pt solid #000000"/>
    </style:style>
    <style:style style:name="TablaVersion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Versiones.3" style:family="table-row">
      <style:table-row-properties style:min-row-height="0.499cm"/>
    </style:style>
    <style:style style:name="Tabla2" style:family="table">
      <style:table-properties style:width="18.002cm" style:rel-width="100%" fo:margin-left="-0.132cm" table:align="left" style:writing-mode="lr-tb"/>
    </style:style>
    <style:style style:name="Tabla2.A" style:family="table-column">
      <style:table-column-properties style:column-width="2.753cm" style:rel-column-width="1324*"/>
    </style:style>
    <style:style style:name="Tabla2.B" style:family="table-column">
      <style:table-column-properties style:column-width="3.78cm" style:rel-column-width="1817*"/>
    </style:style>
    <style:style style:name="Tabla2.C" style:family="table-column">
      <style:table-column-properties style:column-width="2.392cm" style:rel-column-width="1150*"/>
    </style:style>
    <style:style style:name="Tabla2.D" style:family="table-column">
      <style:table-column-properties style:column-width="1.744cm" style:rel-column-width="839*"/>
    </style:style>
    <style:style style:name="Tabla2.E" style:family="table-column">
      <style:table-column-properties style:column-width="3.923cm" style:rel-column-width="1886*"/>
    </style:style>
    <style:style style:name="Tabla2.F" style:family="table-column">
      <style:table-column-properties style:column-width="3.41cm" style:rel-column-width="163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429cm" fo:keep-together="auto"/>
    </style:style>
    <style:style style:name="Tabla3" style:family="table">
      <style:table-properties style:width="18.002cm" style:rel-width="100%" fo:margin-left="-0.132cm" table:align="left" style:writing-mode="lr-tb"/>
    </style:style>
    <style:style style:name="Tabla3.A" style:family="table-column">
      <style:table-column-properties style:column-width="2.753cm" style:rel-column-width="1324*"/>
    </style:style>
    <style:style style:name="Tabla3.B" style:family="table-column">
      <style:table-column-properties style:column-width="3.78cm" style:rel-column-width="1817*"/>
    </style:style>
    <style:style style:name="Tabla3.C" style:family="table-column">
      <style:table-column-properties style:column-width="2.392cm" style:rel-column-width="1150*"/>
    </style:style>
    <style:style style:name="Tabla3.D" style:family="table-column">
      <style:table-column-properties style:column-width="1.744cm" style:rel-column-width="839*"/>
    </style:style>
    <style:style style:name="Tabla3.E" style:family="table-column">
      <style:table-column-properties style:column-width="3.923cm" style:rel-column-width="1886*"/>
    </style:style>
    <style:style style:name="Tabla3.F" style:family="table-column">
      <style:table-column-properties style:column-width="3.41cm" style:rel-column-width="1639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429cm" fo:keep-together="auto"/>
    </style:style>
    <style:style style:name="Tabla5" style:family="table">
      <style:table-properties style:width="18.002cm" style:rel-width="100%" fo:margin-left="-0.132cm" table:align="left" style:writing-mode="lr-tb"/>
    </style:style>
    <style:style style:name="Tabla5.A" style:family="table-column">
      <style:table-column-properties style:column-width="2.753cm" style:rel-column-width="1324*"/>
    </style:style>
    <style:style style:name="Tabla5.B" style:family="table-column">
      <style:table-column-properties style:column-width="3.78cm" style:rel-column-width="1817*"/>
    </style:style>
    <style:style style:name="Tabla5.C" style:family="table-column">
      <style:table-column-properties style:column-width="2.392cm" style:rel-column-width="1150*"/>
    </style:style>
    <style:style style:name="Tabla5.D" style:family="table-column">
      <style:table-column-properties style:column-width="1.744cm" style:rel-column-width="839*"/>
    </style:style>
    <style:style style:name="Tabla5.E" style:family="table-column">
      <style:table-column-properties style:column-width="3.923cm" style:rel-column-width="1886*"/>
    </style:style>
    <style:style style:name="Tabla5.F" style:family="table-column">
      <style:table-column-properties style:column-width="3.41cm" style:rel-column-width="163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429cm" fo:keep-together="auto"/>
    </style:style>
    <style:style style:name="P1" style:family="paragraph" style:parent-style-name="Header">
      <style:text-properties officeooo:rsid="00073dbd" officeooo:paragraph-rsid="00073dbd"/>
    </style:style>
    <style:style style:name="P2" style:family="paragraph" style:parent-style-name="Header">
      <style:paragraph-properties style:snap-to-layout-grid="false"/>
      <style:text-properties fo:language="none" fo:country="none" officeooo:paragraph-rsid="00073dbd" style:language-asian="none" style:country-asian="none"/>
    </style:style>
    <style:style style:name="P3" style:family="paragraph" style:parent-style-name="Standard">
      <style:text-properties officeooo:paragraph-rsid="00073dbd"/>
    </style:style>
    <style:style style:name="P4" style:family="paragraph" style:parent-style-name="Footer">
      <style:paragraph-properties fo:text-align="end" style:justify-single-word="false"/>
      <style:text-properties fo:color="#000000" fo:background-color="#ffffff"/>
    </style:style>
    <style:style style:name="P5" style:family="paragraph" style:parent-style-name="Text_20_body">
      <style:paragraph-properties fo:text-align="start" style:justify-single-word="false"/>
      <style:text-properties officeooo:rsid="00073dbd" officeooo:paragraph-rsid="00073dbd"/>
    </style:style>
    <style:style style:name="P6" style:family="paragraph" style:parent-style-name="Text_20_body">
      <style:paragraph-properties fo:text-align="start" style:justify-single-word="false"/>
      <style:text-properties fo:font-size="20pt" fo:font-weight="bold" officeooo:rsid="00073dbd" officeooo:paragraph-rsid="00073dbd" style:font-size-asian="20pt" style:font-weight-asian="bold" style:font-size-complex="20pt" style:font-weight-complex="bold"/>
    </style:style>
    <style:style style:name="P7" style:family="paragraph" style:parent-style-name="Text_20_body">
      <style:text-properties officeooo:paragraph-rsid="000779ae"/>
    </style:style>
    <style:style style:name="P8" style:family="paragraph" style:parent-style-name="Table_20_Contents">
      <style:paragraph-properties fo:text-align="start" style:justify-single-word="false"/>
      <style:text-properties officeooo:rsid="000b438b" officeooo:paragraph-rsid="0003e971"/>
    </style:style>
    <style:style style:name="P9" style:family="paragraph" style:parent-style-name="Table_20_Contents">
      <style:paragraph-properties fo:text-align="center" style:justify-single-word="false"/>
      <style:text-properties officeooo:rsid="000b438b" officeooo:paragraph-rsid="0003e971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b438b" officeooo:paragraph-rsid="0003e971" style:font-weight-asian="bold" style:font-weight-complex="bold"/>
    </style:style>
    <style:style style:name="P11" style:family="paragraph" style:parent-style-name="Title">
      <style:paragraph-properties fo:text-align="start" style:justify-single-word="false"/>
      <style:text-properties officeooo:rsid="00073dbd" officeooo:paragraph-rsid="00073dbd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Header">
      <style:paragraph-properties>
        <style:tab-stops/>
      </style:paragraph-properties>
      <style:text-properties fo:language="es" fo:country="MX" fo:font-weight="bold" officeooo:paragraph-rsid="000ad3fd" style:font-weight-asian="bold"/>
    </style:style>
    <style:style style:name="P14" style:family="paragraph" style:parent-style-name="Header">
      <style:paragraph-properties>
        <style:tab-stops/>
      </style:paragraph-properties>
      <style:text-properties fo:language="es" fo:country="MX" officeooo:paragraph-rsid="000ad3fd"/>
    </style:style>
    <style:style style:name="P15" style:family="paragraph" style:parent-style-name="Header">
      <style:paragraph-properties>
        <style:tab-stops/>
      </style:paragraph-properties>
      <style:text-properties fo:language="es" fo:country="MX" officeooo:paragraph-rsid="000ad3fd" style:font-weight-complex="bold"/>
    </style:style>
    <style:style style:name="P16" style:family="paragraph" style:parent-style-name="Header">
      <style:paragraph-properties>
        <style:tab-stops/>
      </style:paragraph-properties>
      <style:text-properties officeooo:paragraph-rsid="000ad3fd"/>
    </style:style>
    <style:style style:name="P17" style:family="paragraph" style:parent-style-name="Header">
      <style:paragraph-properties>
        <style:tab-stops/>
      </style:paragraph-properties>
      <style:text-properties style:font-name="Tahoma" fo:language="es" fo:country="MX" fo:font-weight="bold" officeooo:paragraph-rsid="000ad3fd" style:font-weight-asian="bold" style:font-name-complex="Tahoma"/>
    </style:style>
    <style:style style:name="P18" style:family="paragraph" style:parent-style-name="Header">
      <style:paragraph-properties fo:margin-left="1.249cm" fo:margin-right="0cm" fo:text-indent="0cm" style:auto-text-indent="false">
        <style:tab-stops/>
      </style:paragraph-properties>
      <style:text-properties officeooo:paragraph-rsid="000ad3fd"/>
    </style:style>
    <style:style style:name="P19" style:family="paragraph" style:parent-style-name="Header">
      <style:paragraph-properties fo:margin-left="0cm" fo:margin-right="0cm" fo:text-indent="1.249cm" style:auto-text-indent="false">
        <style:tab-stops/>
      </style:paragraph-properties>
      <style:text-properties officeooo:paragraph-rsid="000ad3fd"/>
    </style:style>
    <style:style style:name="P20" style:family="paragraph" style:parent-style-name="Header">
      <style:paragraph-properties fo:margin-left="0cm" fo:margin-right="0cm" fo:text-indent="1.249cm" style:auto-text-indent="false">
        <style:tab-stops/>
      </style:paragraph-properties>
      <style:text-properties fo:language="es" fo:country="MX" officeooo:paragraph-rsid="000ad3fd" style:font-name-asian="Arial" style:font-weight-complex="bold"/>
    </style:style>
    <style:style style:name="P21" style:family="paragraph" style:parent-style-name="No_20_Spacing" style:list-style-name="WWNum3">
      <style:paragraph-properties fo:text-align="start" style:justify-single-word="false"/>
      <style:text-properties officeooo:rsid="00088bca" officeooo:paragraph-rsid="00089d89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Title">
      <style:paragraph-properties fo:text-align="start" style:justify-single-word="false"/>
      <style:text-properties officeooo:rsid="00073dbd" officeooo:paragraph-rsid="00073dbd"/>
    </style:style>
    <style:style style:name="P2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Footer">
      <style:paragraph-properties>
        <style:tab-stops>
          <style:tab-stop style:position="1.884cm"/>
        </style:tab-stops>
      </style:paragraph-properties>
      <style:text-properties officeooo:paragraph-rsid="000ad3fd" style:font-name-asian="Tahoma"/>
    </style:style>
    <style:style style:name="P26" style:family="paragraph" style:parent-style-name="Footer">
      <style:paragraph-properties>
        <style:tab-stops/>
      </style:paragraph-properties>
      <style:text-properties style:font-name="Tahoma" fo:font-weight="bold" officeooo:paragraph-rsid="000ad3fd" style:font-weight-asian="bold" style:font-name-complex="Tahoma"/>
    </style:style>
    <style:style style:name="P27" style:family="paragraph" style:parent-style-name="Footer">
      <style:paragraph-properties>
        <style:tab-stops/>
      </style:paragraph-properties>
      <style:text-properties style:font-name="Tahoma" fo:font-weight="bold" officeooo:paragraph-rsid="000ad3fd" style:font-weight-asian="bold" style:font-name-complex="Tahoma" style:font-weight-complex="bold"/>
    </style:style>
    <style:style style:name="P28" style:family="paragraph" style:parent-style-name="Footer">
      <style:paragraph-properties>
        <style:tab-stops/>
      </style:paragraph-properties>
      <style:text-properties style:font-name="Tahoma" officeooo:paragraph-rsid="000ad3fd" style:font-name-complex="Tahoma"/>
    </style:style>
    <style:style style:name="P29" style:family="paragraph" style:parent-style-name="Footer">
      <style:paragraph-properties>
        <style:tab-stops/>
      </style:paragraph-properties>
      <style:text-properties style:font-name="Tahoma" fo:language="es" fo:country="MX" fo:font-weight="bold" officeooo:paragraph-rsid="000ad3fd" style:font-weight-asian="bold" style:font-name-complex="Tahoma" style:font-weight-complex="bold"/>
    </style:style>
    <style:style style:name="P30" style:family="paragraph" style:parent-style-name="Footer">
      <style:paragraph-properties>
        <style:tab-stops/>
      </style:paragraph-properties>
      <style:text-properties style:font-name="Tahoma" fo:language="es" fo:country="MX" fo:font-weight="bold" officeooo:paragraph-rsid="000ad3fd" style:font-weight-asian="bold" style:font-name-complex="Tahoma"/>
    </style:style>
    <style:style style:name="P31" style:family="paragraph" style:parent-style-name="Footer">
      <style:paragraph-properties>
        <style:tab-stops/>
      </style:paragraph-properties>
      <style:text-properties fo:font-weight="bold" officeooo:paragraph-rsid="000ad3fd" style:font-weight-asian="bold" style:font-weight-complex="bold"/>
    </style:style>
    <style:style style:name="P32" style:family="paragraph" style:parent-style-name="Footer">
      <style:paragraph-properties>
        <style:tab-stops/>
      </style:paragraph-properties>
      <style:text-properties officeooo:paragraph-rsid="000ad3fd"/>
    </style:style>
    <style:style style:name="P33" style:family="paragraph" style:parent-style-name="Footer">
      <style:paragraph-properties>
        <style:tab-stops/>
      </style:paragraph-properties>
      <style:text-properties style:font-name="Liberation Sans" officeooo:paragraph-rsid="000ad3fd"/>
    </style:style>
    <style:style style:name="P34" style:family="paragraph" style:parent-style-name="Footer" style:master-page-name="Standard">
      <style:paragraph-properties style:page-number="auto">
        <style:tab-stops>
          <style:tab-stop style:position="1.884cm"/>
        </style:tab-stops>
      </style:paragraph-properties>
      <style:text-properties officeooo:paragraph-rsid="000ad3fd"/>
    </style:style>
    <style:style style:name="P35" style:family="paragraph" style:parent-style-name="Footer" style:master-page-name="Standard">
      <style:paragraph-properties style:page-number="auto">
        <style:tab-stops>
          <style:tab-stop style:position="1.884cm"/>
        </style:tab-stops>
      </style:paragraph-properties>
      <style:text-properties officeooo:paragraph-rsid="000ad3fd"/>
    </style:style>
    <style:style style:name="P36" style:family="paragraph" style:parent-style-name="Footer" style:master-page-name="Standard">
      <style:paragraph-properties style:page-number="auto" fo:break-before="page">
        <style:tab-stops>
          <style:tab-stop style:position="1.884cm"/>
        </style:tab-stops>
      </style:paragraph-properties>
      <style:text-properties style:font-name="Liberation Sans" fo:font-size="14pt" fo:font-weight="bold" officeooo:rsid="000ad3fd" officeooo:paragraph-rsid="000ad3fd" style:font-size-asian="14pt" style:font-weight-asian="bold" style:font-size-complex="14pt" style:font-weight-complex="bold"/>
    </style:style>
    <style:style style:name="P37" style:family="paragraph" style:parent-style-name="Text_20_body" style:list-style-name="L1">
      <style:paragraph-properties fo:text-align="start" style:justify-single-word="false"/>
      <style:text-properties fo:font-size="20pt" fo:font-weight="bold" officeooo:rsid="000779ae" officeooo:paragraph-rsid="000779ae" style:font-size-asian="20pt" style:font-weight-asian="bold" style:font-size-complex="20pt" style:font-weight-complex="bold"/>
    </style:style>
    <style:style style:name="P38" style:family="paragraph" style:parent-style-name="Text_20_body" style:list-style-name="">
      <style:paragraph-properties fo:text-align="center" style:justify-single-word="false"/>
      <style:text-properties officeooo:rsid="00088bca" officeooo:paragraph-rsid="00088bca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text-properties fo:font-weight="bold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officeooo:rsid="0003e971" officeooo:paragraph-rsid="0003e971"/>
    </style:style>
    <style:style style:name="P42" style:family="paragraph" style:parent-style-name="Text_20_body" style:list-style-name="WWNum2">
      <style:paragraph-properties fo:margin-top="0cm" fo:margin-bottom="0cm" loext:contextual-spacing="false"/>
    </style:style>
    <style:style style:name="P43" style:family="paragraph" style:parent-style-name="Text_20_body" style:list-style-name="WWNum3">
      <style:paragraph-properties fo:margin-top="0cm" fo:margin-bottom="0cm" loext:contextual-spacing="false"/>
    </style:style>
    <style:style style:name="P44" style:family="paragraph" style:parent-style-name="Standard">
      <style:text-properties fo:language="es" fo:country="MX" fo:font-weight="bold" officeooo:paragraph-rsid="000ad3fd" style:font-weight-asian="bold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 style:list-style-name="">
      <style:paragraph-properties fo:text-align="center" style:justify-single-word="false" fo:break-before="page"/>
      <style:text-properties officeooo:rsid="00088bca" officeooo:paragraph-rsid="00088bca"/>
    </style:style>
    <style:style style:name="P47" style:family="paragraph" style:parent-style-name="Heading_20_1">
      <style:paragraph-properties fo:break-before="page"/>
      <style:text-properties officeooo:rsid="000779ae" officeooo:paragraph-rsid="000779ae"/>
    </style:style>
    <style:style style:name="P48" style:family="paragraph" style:parent-style-name="Heading_20_1">
      <style:paragraph-properties fo:text-align="center" style:justify-single-word="false" fo:break-before="page"/>
      <style:text-properties officeooo:paragraph-rsid="0003e971"/>
    </style:style>
    <style:style style:name="T1" style:family="text">
      <style:text-properties officeooo:rsid="00073dbd"/>
    </style:style>
    <style:style style:name="T2" style:family="text">
      <style:text-properties officeooo:rsid="0003e971"/>
    </style:style>
    <style:style style:name="T3" style:family="text">
      <style:text-properties officeooo:rsid="000b438b"/>
    </style:style>
    <style:style style:name="T4" style:family="text">
      <style:text-properties officeooo:rsid="000779ae"/>
    </style:style>
    <style:style style:name="T5" style:family="text">
      <style:text-properties officeooo:rsid="00089d89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officeooo:rsid="0009c1b1"/>
    </style:style>
    <style:style style:name="T8" style:family="text">
      <style:text-properties fo:language="es" fo:country="MX"/>
    </style:style>
    <style:style style:name="T9" style:family="text">
      <style:text-properties fo:language="es" fo:country="MX" fo:font-weight="bold" style:font-weight-asian="bold"/>
    </style:style>
    <style:style style:name="T10" style:family="text">
      <style:text-properties fo:language="es" fo:country="MX" fo:font-weight="bold" officeooo:rsid="000ad3fd" style:font-weight-asian="bold" style:font-name-complex="Tahoma" style:font-weight-complex="bold"/>
    </style:style>
    <style:style style:name="T11" style:family="text">
      <style:text-properties fo:language="es" fo:country="MX" fo:font-weight="bold" officeooo:rsid="000bcf7a" style:font-weight-asian="bold"/>
    </style:style>
    <style:style style:name="T12" style:family="text">
      <style:text-properties fo:language="es" fo:country="MX" style:font-weight-complex="bold"/>
    </style:style>
    <style:style style:name="T13" style:family="text">
      <style:text-properties style:font-name="Tahoma" fo:font-weight="bold" style:font-weight-asian="bold" style:font-name-complex="Tahoma"/>
    </style:style>
    <style:style style:name="T14" style:family="text">
      <style:text-properties style:font-name="Tahoma" fo:language="es" fo:country="MX" fo:font-weight="bold" officeooo:rsid="000ad3fd" style:font-weight-asian="bold" style:font-name-complex="Tahoma" style:font-weight-complex="bold"/>
    </style:style>
    <style:style style:name="T15" style:family="text">
      <style:text-properties fo:font-weight="bold" style:font-weight-asian="bold" style:font-name-complex="Tahoma"/>
    </style:style>
    <style:style style:name="fr1" style:family="graphic" style:parent-style-name="Graphics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Grupo N.º </text:p>
      <text:p text:style-name="P5"/>
      <text:p text:style-name="P5"/>
      <text:p text:style-name="P6">Profesores:</text:p>
      <text:p text:style-name="P6"><text:tab/>Teoria: Ricardo Tabacman.</text:p>
      <text:p text:style-name="P6"><text:tab/>Practica: Adrián Meca.</text:p>
      <text:p text:style-name="P6"/>
      <text:p text:style-name="P6">Integrantes:</text:p>
      <text:list xml:id="list3154745397" text:style-name="L1">
        <text:list-item>
          <text:p text:style-name="P37">Pullaro, Juan Ignácio.</text:p>
        </text:list-item>
        <text:list-item>
          <text:p text:style-name="P37">Schar, Juan.</text:p>
        </text:list-item>
        <text:list-item>
          <text:p text:style-name="P37">Mateucci, Nicol+as.</text:p>
        </text:list-item>
      </text:list>
      <text:p text:style-name="P6"/>
      <text:p text:style-name="P6"/>
      <text:p text:style-name="P6">Fecha de entrega: <text:span text:style-name="T4">Noviembre 2018.</text:span></text:p>
      <text:table-of-content text:style-name="Sect1" text:protected="true" text:name="Sumario1">
        <text:table-of-content-source text:outline-level="10">
          <text:index-title-template text:style-name="Contents_20_Heading">I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2">Indice de contenido</text:p>
          </text:index-title>
          <text:p text:style-name="P24"><text:a xlink:type="simple" xlink:href="#__RefHeading___Toc7707_1112204562" text:style-name="Index_20_Link" text:visited-style-name="Index_20_Link">Enunciado<text:tab/>3</text:a></text:p>
          <text:p text:style-name="P24"><text:a xlink:type="simple" xlink:href="#__RefHeading___Toc7713_1112204562" text:style-name="Index_20_Link" text:visited-style-name="Index_20_Link">Diagrama de Actores y Casos de Uso<text:tab/>5</text:a></text:p>
          <text:p text:style-name="P24"><text:a xlink:type="simple" xlink:href="#__RefHeading___Toc779_1239221761" text:style-name="Index_20_Link" text:visited-style-name="Index_20_Link">Modelado de Casos de Uso<text:tab/>6</text:a></text:p>
          <text:p text:style-name="P24"><text:a xlink:type="simple" xlink:href="#__RefHeading___Toc781_1239221761" text:style-name="Index_20_Link" text:visited-style-name="Index_20_Link">Modelo de Dominio<text:tab/>9</text:a></text:p>
          <text:p text:style-name="P24"><text:a xlink:type="simple" xlink:href="#__RefHeading___Toc783_1239221761" text:style-name="Index_20_Link" text:visited-style-name="Index_20_Link">? Diseño: Diagramas de secuencias y Diagrama de Clases<text:tab/>10</text:a></text:p>
          <text:p text:style-name="P24"><text:a xlink:type="simple" xlink:href="#__RefHeading___Toc6219_1112204562" text:style-name="Index_20_Link" text:visited-style-name="Index_20_Link">? Patrones de Diseño aplicados<text:tab/>11</text:a></text:p>
          <text:p text:style-name="P24"><text:a xlink:type="simple" xlink:href="#__RefHeading___Toc785_1239221761" text:style-name="Index_20_Link" text:visited-style-name="Index_20_Link">Conclusiones<text:tab/>12</text:a></text:p>
          <text:p text:style-name="P24"><text:a xlink:type="simple" xlink:href="#__RefHeading___Toc787_1239221761" text:style-name="Index_20_Link" text:visited-style-name="Index_20_Link">Versiones<text:tab/>13</text:a></text:p>
          <text:p text:style-name="P24"><text:a xlink:type="simple" xlink:href="#__RefHeading___Toc8039_1112204562" text:style-name="Index_20_Link" text:visited-style-name="Index_20_Link">Plantilla de casos de uso (Borrar)<text:tab/>14</text:a></text:p>
        </text:index-body>
      </text:table-of-content>
      <text:p text:style-name="Text_20_body"/>
      <text:h text:style-name="P46" text:outline-level="1"><text:bookmark-start text:name="__RefHeading___Toc7707_1112204562"/>Enunciado<text:bookmark-end text:name="__RefHeading___Toc7707_1112204562"/></text:h>
      <text:h text:style-name="P38" text:outline-level="1"/>
      <text:p text:style-name="P12">“La veloz” es una empresa dedicada al transporte de personas, por tierra, con distintos destinos. Tiene informatizado el sistema de venta de pasajes y funciona de la siguiente manera:</text:p>
      <text:p text:style-name="P12"/>
      <text:p text:style-name="P12">La empresa tiene programados sus servicios y de cada uno de ellos tiene la siguiente información:</text:p>
      <text:list xml:id="list3086441151" text:style-name="WWNum2">
        <text:list-item>
          <text:p text:style-name="P42">Numero de servicio (generado por el programa).</text:p>
        </text:list-item>
        <text:list-item>
          <text:p text:style-name="P42">Fecha y hora</text:p>
        </text:list-item>
        <text:list-item>
          <text:p text:style-name="P42">Micro</text:p>
        </text:list-item>
        <text:list-item>
          <text:p text:style-name="P42">Colección de butacas</text:p>
        </text:list-item>
        <text:list-item>
          <text:p text:style-name="P42">Destino</text:p>
        </text:list-item>
      </text:list>
      <text:p text:style-name="P12"/>
      <text:p text:style-name="P12">Tiene una flota de micros <text:span text:style-name="T5">con</text:span>:</text:p>
      <text:list xml:id="list215043756292762" text:continue-numbering="true" text:style-name="WWNum2">
        <text:list-item>
          <text:p text:style-name="P42">Numero interno</text:p>
        </text:list-item>
        <text:list-item>
          <text:p text:style-name="P42">Patente automotor</text:p>
        </text:list-item>
        <text:list-item>
          <text:p text:style-name="P42">Conductor y co-conductor</text:p>
        </text:list-item>
      </text:list>
      <text:p text:style-name="P12"/>
      <text:p text:style-name="P12">De cada butaca se conocerá:</text:p>
      <text:list xml:id="list215044968422396" text:continue-numbering="true" text:style-name="WWNum2">
        <text:list-item>
          <text:p text:style-name="P42">Número (Secuencial)</text:p>
        </text:list-item>
        <text:list-item>
          <text:p text:style-name="P42">Pasajero que la ocupe (Vacío en el momento de crear el servicio)</text:p>
        </text:list-item>
      </text:list>
      <text:p text:style-name="P12"/>
      <text:p text:style-name="P12">Las butacas pueden ser semicama o cama y en este caso el costo del pasaje tiene un incremento fijo igual para todas. Hay una cantidad fija de butacas cama y otra de butacas semicama.</text:p>
      <text:p text:style-name="P12"/>
      <text:p text:style-name="P12">De los destinos a los cuales se arriba se tiene la siguiente información:</text:p>
      <text:list xml:id="list215043842689504" text:continue-numbering="true" text:style-name="WWNum2">
        <text:list-item>
          <text:p text:style-name="P42">Código</text:p>
        </text:list-item>
        <text:list-item>
          <text:p text:style-name="P42">Localidad</text:p>
        </text:list-item>
        <text:list-item>
          <text:p text:style-name="P42">Precio</text:p>
        </text:list-item>
      </text:list>
      <text:p text:style-name="P12"/>
      <text:p text:style-name="P12">Si se arriba al destino sin paradas intermedias, el precio del destino se incrementara en un porcentaje igual para todos los destinos directos.</text:p>
      <text:p text:style-name="P12">La empresa tiene guardada la información de los conductores y es la siguiente:</text:p>
      <text:list xml:id="list215045406814165" text:continue-numbering="true" text:style-name="WWNum2">
        <text:list-item>
          <text:p text:style-name="P42">Tipo y numero de documento</text:p>
        </text:list-item>
        <text:list-item>
          <text:p text:style-name="P42">Nombre y apellido</text:p>
        </text:list-item>
        <text:list-item>
          <text:p text:style-name="P42">Nacionalidad</text:p>
        </text:list-item>
      </text:list>
      <text:p text:style-name="P12"/>
      <text:p text:style-name="P12">Se desea confeccionar el correspondiente diseño del sistema siguiendo los lineamientos de la programación orientada a objetos y un programa en <text:span text:style-name="T5">Java</text:span> que permita a través de un menú realizar las siguientes operaciones.</text:p>
      <text:list xml:id="list1001125293" text:style-name="WWNum3">
        <text:list-item>
          <text:p text:style-name="P43"><text:soft-page-break/>Ingresar un nuevo servicio para alguno de los destinos ya establecidos.</text:p>
        </text:list-item>
        <text:list-item>
          <text:p text:style-name="P43"><text:bookmark-start text:name="__RefHeading___Toc7711_1112204562"/>Vender un pasaje para uno de los servicios programados, validando disponibilidad (que haya una butaca del tipo deseado sin pasajero). Si el pasajero no se encuentra cargado agregarlo a la colección de pasajeros.<text:bookmark-end text:name="__RefHeading___Toc7711_1112204562"/></text:p>
          <text:h text:style-name="P21" text:outline-level="1"/>
        </text:list-item>
      </text:list>
      <text:h text:style-name="P45" text:outline-level="1"><text:bookmark-start text:name="__RefHeading___Toc7713_1112204562"/>Diagrama de Actores y Casos de Uso<text:bookmark-end text:name="__RefHeading___Toc7713_1112204562"/></text:h>
      <text:h text:style-name="P47" text:outline-level="1"><text:bookmark-start text:name="__RefHeading___Toc779_1239221761"/>Modelado de Casos de Uso<text:bookmark-end text:name="__RefHeading___Toc779_1239221761"/></text:h>
      <text:p text:style-name="P34"><text:span text:style-name="T14">CU-01: <text:s/>Agregar servicio.</text:span></text:p>
      <text:p text:style-name="P25"><text:s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26">Nivel</text:p>
          </table:table-cell>
          <table:table-cell table:style-name="Tabla3.A1" office:value-type="string">
            <text:p text:style-name="P26">Estructura</text:p>
          </table:table-cell>
          <table:table-cell table:style-name="Tabla3.A1" office:value-type="string">
            <text:p text:style-name="P26">Alcance</text:p>
          </table:table-cell>
          <table:table-cell table:style-name="Tabla3.A1" office:value-type="string">
            <text:p text:style-name="P26">Caja</text:p>
          </table:table-cell>
          <table:table-cell table:style-name="Tabla3.A1" office:value-type="string">
            <text:p text:style-name="P26">Instanciación</text:p>
          </table:table-cell>
          <table:table-cell table:style-name="Tabla3.F1" office:value-type="string">
            <text:p text:style-name="P26">Interacción</text:p>
          </table:table-cell>
        </table:table-row>
        <table:table-row table:style-name="Tabla3.2">
          <table:table-cell table:style-name="Tabla3.A1" office:value-type="string">
            <text:p text:style-name="P31">Resumen</text:p>
          </table:table-cell>
          <table:table-cell table:style-name="Tabla3.A1" office:value-type="string">
            <text:p text:style-name="P28">Sin-estructurar </text:p>
          </table:table-cell>
          <table:table-cell table:style-name="Tabla3.A1" office:value-type="string">
            <text:p text:style-name="P28">Negocio</text:p>
          </table:table-cell>
          <table:table-cell table:style-name="Tabla3.A1" office:value-type="string">
            <text:p text:style-name="P28">Negra </text:p>
          </table:table-cell>
          <table:table-cell table:style-name="Tabla3.A1" office:value-type="string">
            <text:p text:style-name="P28">Real </text:p>
          </table:table-cell>
          <table:table-cell table:style-name="Tabla3.F1" office:value-type="string">
            <text:p text:style-name="P28">Semántico</text:p>
          </table:table-cell>
        </table:table-row>
      </table:table>
      <text:p text:style-name="P26"/>
      <text:p text:style-name="P32"><text:span text:style-name="T13">Meta: </text:span><text:span text:style-name="T14">Agregar un nuevo servicio.</text:span></text:p>
      <text:p text:style-name="P32"><text:span text:style-name="T14"/></text:p>
      <text:p text:style-name="P13">ACTORES </text:p>
      <text:p text:style-name="P16"><text:span text:style-name="T9"><text:tab/>Primario: </text:span><text:span text:style-name="T11">Empleado.</text:span></text:p>
      <text:p text:style-name="P16"><text:span text:style-name="T9"><text:tab/>Otros: </text:span></text:p>
      <text:p text:style-name="P17"/>
      <text:p text:style-name="P16"><text:span text:style-name="T9">PRECONDICIONES</text:span><text:span text:style-name="T8"> </text:span><text:span text:style-name="T9">(de negocio): [</text:span><text:span text:style-name="T12">precondiciones del negocio, en clase solo si estuvieran explicitadas</text:span><text:span text:style-name="T9">]</text:span></text:p>
      <text:p text:style-name="P16"><text:span text:style-name="T9">DISPARADOR: [</text:span><text:span text:style-name="T12">evento del negocio que dispara o hace que la historia comience. También puede verse como un acontecimiento</text:span><text:span text:style-name="T9">]</text:span></text:p>
      <text:p text:style-name="P13"/>
      <text:p text:style-name="P13">FLUJO DE SUCESOS</text:p>
      <text:p text:style-name="P13"/>
      <text:p text:style-name="P13">CAMINO BÁSICO:</text:p>
      <text:p text:style-name="P14">[descripción del escenario principal o base a través de pasos]</text:p>
      <text:p text:style-name="P14"/>
      <text:p text:style-name="P13">CAMINOS ALTERNATIVOS:</text:p>
      <text:p text:style-name="P14">[descripción de otros escenarios con la estructura condición + manejo]</text:p>
      <text:p text:style-name="P14"/>
      <text:p text:style-name="P13"/>
      <text:p text:style-name="P13">POSTCONDICIONES (de negocio) </text:p>
      <text:p text:style-name="P18"><text:span text:style-name="T9">Éxito:</text:span><text:span text:style-name="T12">.[postcondiciones que alcanzan la meta a través del camino básico]</text:span></text:p>
      <text:p text:style-name="P19"><text:span text:style-name="T9">Fracaso: </text:span><text:span text:style-name="T12">[postcondiciones que se alcanzan al no cumplir con la meta]</text:span></text:p>
      <text:p text:style-name="P18"><text:span text:style-name="T9">Éxito alternativo: </text:span><text:span text:style-name="T12">[postcondiciones que alcanzan la meta a través de otros caminos o escenarios distintos del escenario principal]</text:span></text:p>
      <text:p text:style-name="P20"><text:s/></text:p>
      <text:p text:style-name="P29"/>
      <text:p text:style-name="P27">ESPECIFICACIÓN COMPLEMENTARIA</text:p>
      <text:p text:style-name="P15">[lista de restricciones y/o requerimientos no funcionales impuestas al proceso]</text:p>
      <text:p text:style-name="P29"/>
      <text:p text:style-name="P30">CUESTIONES ABIERTAS</text:p>
      <text:p text:style-name="P15">[listas de asunto pendientes referidos al proceso o historia del negocio]</text:p>
      <text:p text:style-name="P30"/>
      <text:p text:style-name="P30">CUESTIONES CERRADAS</text:p>
      <text:p text:style-name="P15">[listas de asunto resueltos que antes fueron cuestiones abiertos y sobre los que se ha obtenido una decisión. También referidos al proceso o historia del negocio]</text:p>
      <text:p text:style-name="P44"/>
      <text:p text:style-name="P36"><text:span text:style-name="T8">CU-02: Vender pasaje.</text:span></text:p>
      <text:p text:style-name="P25"><text:s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26">Nivel</text:p>
          </table:table-cell>
          <table:table-cell table:style-name="Tabla5.A1" office:value-type="string">
            <text:p text:style-name="P26">Estructura</text:p>
          </table:table-cell>
          <table:table-cell table:style-name="Tabla5.A1" office:value-type="string">
            <text:p text:style-name="P26">Alcance</text:p>
          </table:table-cell>
          <table:table-cell table:style-name="Tabla5.A1" office:value-type="string">
            <text:p text:style-name="P26">Caja</text:p>
          </table:table-cell>
          <table:table-cell table:style-name="Tabla5.A1" office:value-type="string">
            <text:p text:style-name="P26">Instanciación</text:p>
          </table:table-cell>
          <table:table-cell table:style-name="Tabla5.F1" office:value-type="string">
            <text:p text:style-name="P26">Interacción</text:p>
          </table:table-cell>
        </table:table-row>
        <table:table-row table:style-name="Tabla5.2">
          <table:table-cell table:style-name="Tabla5.A1" office:value-type="string">
            <text:p text:style-name="P31">Resumen</text:p>
          </table:table-cell>
          <table:table-cell table:style-name="Tabla5.A1" office:value-type="string">
            <text:p text:style-name="P28">Sin-estructurar </text:p>
          </table:table-cell>
          <table:table-cell table:style-name="Tabla5.A1" office:value-type="string">
            <text:p text:style-name="P28">Negocio</text:p>
          </table:table-cell>
          <table:table-cell table:style-name="Tabla5.A1" office:value-type="string">
            <text:p text:style-name="P28">Negra </text:p>
          </table:table-cell>
          <table:table-cell table:style-name="Tabla5.A1" office:value-type="string">
            <text:p text:style-name="P28">Real </text:p>
          </table:table-cell>
          <table:table-cell table:style-name="Tabla5.F1" office:value-type="string">
            <text:p text:style-name="P28">Semántico</text:p>
          </table:table-cell>
        </table:table-row>
      </table:table>
      <text:p text:style-name="P26"/>
      <text:p text:style-name="P33"><text:span text:style-name="T15">Meta: </text:span><text:span text:style-name="T10">Vender un pasaje.</text:span></text:p>
      <text:p text:style-name="P32"><text:span text:style-name="T14"/></text:p>
      <text:p text:style-name="P13">ACTORES </text:p>
      <text:p text:style-name="P16"><text:span text:style-name="T9">Primario: </text:span><text:span text:style-name="T11">Empleado.</text:span></text:p>
      <text:p text:style-name="P16"><text:span text:style-name="T9">Otros: [</text:span><text:span text:style-name="T12">otros actores participantes distintos del dueño de la meta</text:span><text:span text:style-name="T9">]</text:span></text:p>
      <text:p text:style-name="P17"/>
      <text:p text:style-name="P16"><text:span text:style-name="T9">PRECONDICIONES</text:span><text:span text:style-name="T8"> </text:span><text:span text:style-name="T9">(de negocio): [</text:span><text:span text:style-name="T12">precondiciones del negocio, en clase solo si estuvieran explicitadas</text:span><text:span text:style-name="T9">]</text:span></text:p>
      <text:p text:style-name="P16"><text:span text:style-name="T9">DISPARADOR: [</text:span><text:span text:style-name="T12">evento del negocio que dispara o hace que la historia comience. También puede verse como un acontecimiento</text:span><text:span text:style-name="T9">]</text:span></text:p>
      <text:p text:style-name="P13"/>
      <text:p text:style-name="P13">FLUJO DE SUCESOS</text:p>
      <text:p text:style-name="P13"/>
      <text:p text:style-name="P13">CAMINO BÁSICO:</text:p>
      <text:p text:style-name="P14">[descripción del escenario principal o base a través de pasos]</text:p>
      <text:p text:style-name="P14"/>
      <text:p text:style-name="P13">CAMINOS ALTERNATIVOS:</text:p>
      <text:p text:style-name="P14">[descripción de otros escenarios con la estructura condición + manejo]</text:p>
      <text:p text:style-name="P14"/>
      <text:p text:style-name="P13"/>
      <text:p text:style-name="P13">POSTCONDICIONES (de negocio) </text:p>
      <text:p text:style-name="P18"><text:span text:style-name="T9">Éxito:</text:span><text:span text:style-name="T12">.[postcondiciones que alcanzan la meta a través del camino básico]</text:span></text:p>
      <text:p text:style-name="P19"><text:span text:style-name="T9">Fracaso: </text:span><text:span text:style-name="T12">[postcondiciones que se alcanzan al no cumplir con la meta]</text:span></text:p>
      <text:p text:style-name="P18"><text:span text:style-name="T9">Éxito alternativo: </text:span><text:span text:style-name="T12">[postcondiciones que alcanzan la meta a través de otros caminos o escenarios distintos del escenario principal]</text:span></text:p>
      <text:p text:style-name="P20"><text:s/></text:p>
      <text:p text:style-name="P29"/>
      <text:p text:style-name="P27">ESPECIFICACIÓN COMPLEMENTARIA</text:p>
      <text:p text:style-name="P15">[lista de restricciones y/o requerimientos no funcionales impuestas al proceso]</text:p>
      <text:p text:style-name="P29"/>
      <text:p text:style-name="P30">CUESTIONES ABIERTAS</text:p>
      <text:p text:style-name="P15">[listas de asunto pendientes referidos al proceso o historia del negocio]</text:p>
      <text:p text:style-name="P30"/>
      <text:p text:style-name="P30">CUESTIONES CERRADAS</text:p>
      <text:p text:style-name="P15">[listas de asunto resueltos que antes fueron cuestiones abiertos y sobre los que se ha obtenido una decisión. También referidos al proceso o historia del negocio]</text:p>
      <text:p text:style-name="P44"/>
      <text:h text:style-name="P47" text:outline-level="1"><text:bookmark-start text:name="__RefHeading___Toc781_1239221761"/>Modelo de Dominio<text:bookmark-end text:name="__RefHeading___Toc781_1239221761"/></text:h>
      <text:h text:style-name="P47" text:outline-level="1"><text:bookmark-start text:name="__RefHeading___Toc783_1239221761"/>? Diseño: Diagramas de secuencias y Diagrama de Clases<text:bookmark-end text:name="__RefHeading___Toc783_1239221761"/></text:h>
      <text:p text:style-name="P7"/>
      <text:h text:style-name="P47" text:outline-level="1"><text:bookmark-start text:name="__RefHeading___Toc6219_1112204562"/>? Patrones de Diseño aplicados<text:bookmark-end text:name="__RefHeading___Toc6219_1112204562"/></text:h>
      <text:h text:style-name="P47" text:outline-level="1"><text:bookmark-start text:name="__RefHeading___Toc785_1239221761"/>Conclusiones<text:bookmark-end text:name="__RefHeading___Toc785_1239221761"/></text:h>
      <text:h text:style-name="P48" text:outline-level="1"><text:bookmark-start text:name="__RefHeading___Toc787_1239221761"/><text:span text:style-name="Source_20_Text"><text:span text:style-name="T3">Versiones</text:span></text:span><text:bookmark-end text:name="__RefHeading___Toc787_1239221761"/></text:h>
      <table:table table:name="TablaVersiones" table:style-name="TablaVersiones">
        <table:table-column table:style-name="TablaVersiones.A"/>
        <table:table-column table:style-name="TablaVersiones.B"/>
        <table:table-column table:style-name="TablaVersiones.C"/>
        <table:table-column table:style-name="TablaVersiones.D"/>
        <table:table-row>
          <table:table-cell table:style-name="TablaVersiones.A1" office:value-type="string">
            <text:p text:style-name="P10">Version</text:p>
          </table:table-cell>
          <table:table-cell table:style-name="TablaVersiones.A1" office:value-type="string">
            <text:p text:style-name="P10">Fecha</text:p>
          </table:table-cell>
          <table:table-cell table:style-name="TablaVersiones.A1" office:value-type="string">
            <text:p text:style-name="P10">Autor</text:p>
          </table:table-cell>
          <table:table-cell table:style-name="TablaVersiones.D1" office:value-type="string">
            <text:p text:style-name="P10">Descripción</text:p>
          </table:table-cell>
        </table:table-row>
        <table:table-row>
          <table:table-cell table:style-name="TablaVersiones.A2" office:value-type="string">
            <text:p text:style-name="P9"/>
          </table:table-cell>
          <table:table-cell table:style-name="TablaVersiones.A2" office:value-type="string">
            <text:p text:style-name="P9"/>
          </table:table-cell>
          <table:table-cell table:style-name="TablaVersiones.A2" office:value-type="string">
            <text:p text:style-name="P9"/>
          </table:table-cell>
          <table:table-cell table:style-name="TablaVersiones.D2" office:value-type="string">
            <text:p text:style-name="P8"/>
          </table:table-cell>
        </table:table-row>
        <table:table-row table:style-name="TablaVersiones.3">
          <table:table-cell table:style-name="TablaVersiones.A2" office:value-type="string">
            <text:p text:style-name="P9"/>
          </table:table-cell>
          <table:table-cell table:style-name="TablaVersiones.A2" office:value-type="string">
            <text:p text:style-name="P9"/>
          </table:table-cell>
          <table:table-cell table:style-name="TablaVersiones.A2" office:value-type="string">
            <text:p text:style-name="P9"/>
          </table:table-cell>
          <table:table-cell table:style-name="TablaVersiones.D2" office:value-type="string">
            <text:p text:style-name="P8"/>
          </table:table-cell>
        </table:table-row>
        <table:table-row table:style-name="TablaVersiones.3">
          <table:table-cell table:style-name="TablaVersiones.A2" office:value-type="string">
            <text:p text:style-name="P9"/>
          </table:table-cell>
          <table:table-cell table:style-name="TablaVersiones.A2" office:value-type="string">
            <text:p text:style-name="P9"/>
          </table:table-cell>
          <table:table-cell table:style-name="TablaVersiones.A2" office:value-type="string">
            <text:p text:style-name="P9"/>
          </table:table-cell>
          <table:table-cell table:style-name="TablaVersiones.D2" office:value-type="string">
            <text:p text:style-name="P8"/>
          </table:table-cell>
        </table:table-row>
        <table:table-row table:style-name="TablaVersiones.3">
          <table:table-cell table:style-name="TablaVersiones.A2" office:value-type="string">
            <text:p text:style-name="P9"/>
          </table:table-cell>
          <table:table-cell table:style-name="TablaVersiones.A2" office:value-type="string">
            <text:p text:style-name="P9"/>
          </table:table-cell>
          <table:table-cell table:style-name="TablaVersiones.A2" office:value-type="string">
            <text:p text:style-name="P9"/>
          </table:table-cell>
          <table:table-cell table:style-name="TablaVersiones.D2" office:value-type="string">
            <text:p text:style-name="P8"/>
          </table:table-cell>
        </table:table-row>
      </table:table>
      <text:p text:style-name="P41"><text:span text:style-name="Source_20_Text"/></text:p>
      <text:h text:style-name="P45" text:outline-level="1"><text:bookmark-start text:name="__RefHeading___Toc8039_1112204562"/><text:span text:style-name="Source_20_Text">Plantilla de casos de uso (Borrar)</text:span><text:bookmark-end text:name="__RefHeading___Toc8039_1112204562"/></text:h>
      <text:p text:style-name="P34"><text:span text:style-name="T9">Código y Nombre del CASO <text:s/>DE <text:s/>USO</text:span><text:span text:style-name="T13">: </text:span><text:span text:style-name="T12">[completar con código (letra R y un número secuencial comenzado con 01) y el nombre dado al caso de uso]</text:span></text:p>
      <text:p text:style-name="P25"><text:s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26">Nivel</text:p>
          </table:table-cell>
          <table:table-cell table:style-name="Tabla2.A1" office:value-type="string">
            <text:p text:style-name="P26">Estructura</text:p>
          </table:table-cell>
          <table:table-cell table:style-name="Tabla2.A1" office:value-type="string">
            <text:p text:style-name="P26">Alcance</text:p>
          </table:table-cell>
          <table:table-cell table:style-name="Tabla2.A1" office:value-type="string">
            <text:p text:style-name="P26">Caja</text:p>
          </table:table-cell>
          <table:table-cell table:style-name="Tabla2.A1" office:value-type="string">
            <text:p text:style-name="P26">Instanciación</text:p>
          </table:table-cell>
          <table:table-cell table:style-name="Tabla2.F1" office:value-type="string">
            <text:p text:style-name="P26">Interacción</text:p>
          </table:table-cell>
        </table:table-row>
        <table:table-row table:style-name="Tabla2.2">
          <table:table-cell table:style-name="Tabla2.A1" office:value-type="string">
            <text:p text:style-name="P31">Resumen</text:p>
          </table:table-cell>
          <table:table-cell table:style-name="Tabla2.A1" office:value-type="string">
            <text:p text:style-name="P28">Sin-estructurar </text:p>
          </table:table-cell>
          <table:table-cell table:style-name="Tabla2.A1" office:value-type="string">
            <text:p text:style-name="P28">Negocio</text:p>
          </table:table-cell>
          <table:table-cell table:style-name="Tabla2.A1" office:value-type="string">
            <text:p text:style-name="P28">Negra </text:p>
          </table:table-cell>
          <table:table-cell table:style-name="Tabla2.A1" office:value-type="string">
            <text:p text:style-name="P28">Real </text:p>
          </table:table-cell>
          <table:table-cell table:style-name="Tabla2.F1" office:value-type="string">
            <text:p text:style-name="P28">Semántico</text:p>
          </table:table-cell>
        </table:table-row>
      </table:table>
      <text:p text:style-name="P26"/>
      <text:p text:style-name="P32"><text:span text:style-name="T13">Meta del CASO <text:s/>DE <text:s/>USO: </text:span><text:span text:style-name="T12">[meta que guía al caso de uso]</text:span></text:p>
      <text:p text:style-name="P13">ACTORES </text:p>
      <text:p text:style-name="P16"><text:span text:style-name="T9">Primario: [</text:span><text:span text:style-name="T12">Actor dueño de la meta</text:span><text:span text:style-name="T9">]</text:span></text:p>
      <text:p text:style-name="P16"><text:span text:style-name="T9">Otros: [</text:span><text:span text:style-name="T12">otros actores participantes distintos del dueño de la meta</text:span><text:span text:style-name="T9">]</text:span></text:p>
      <text:p text:style-name="P17"/>
      <text:p text:style-name="P16"><text:span text:style-name="T9">PRECONDICIONES</text:span><text:span text:style-name="T8"> </text:span><text:span text:style-name="T9">(de negocio): [</text:span><text:span text:style-name="T12">precondiciones del negocio, en clase solo si estuvieran explicitadas</text:span><text:span text:style-name="T9">]</text:span></text:p>
      <text:p text:style-name="P16"><text:span text:style-name="T9">DISPARADOR: [</text:span><text:span text:style-name="T12">evento del negocio que dispara o hace que la historia comience. También puede verse como un acontecimiento</text:span><text:span text:style-name="T9">]</text:span></text:p>
      <text:p text:style-name="P13"/>
      <text:p text:style-name="P13">FLUJO DE SUCESOS</text:p>
      <text:p text:style-name="P13"/>
      <text:p text:style-name="P13">CAMINO BÁSICO:</text:p>
      <text:p text:style-name="P14">[descripción del escenario principal o base a través de pasos]</text:p>
      <text:p text:style-name="P14"/>
      <text:p text:style-name="P13">CAMINOS ALTERNATIVOS:</text:p>
      <text:p text:style-name="P14">[descripción de otros escenarios con la estructura condición + manejo]</text:p>
      <text:p text:style-name="P14"/>
      <text:p text:style-name="P13"/>
      <text:p text:style-name="P13">POSTCONDICIONES (de negocio) </text:p>
      <text:p text:style-name="P18"><text:span text:style-name="T9">Éxito:</text:span><text:span text:style-name="T12">.[postcondiciones que alcanzan la meta a través del camino básico]</text:span></text:p>
      <text:p text:style-name="P19"><text:span text:style-name="T9">Fracaso: </text:span><text:span text:style-name="T12">[postcondiciones que se alcanzan al no cumplir con la meta]</text:span></text:p>
      <text:p text:style-name="P18"><text:span text:style-name="T9">Éxito alternativo: </text:span><text:span text:style-name="T12">[postcondiciones que alcanzan la meta a través de otros caminos o escenarios distintos del escenario principal]</text:span></text:p>
      <text:p text:style-name="P20"><text:s/></text:p>
      <text:p text:style-name="P29"/>
      <text:p text:style-name="P27">ESPECIFICACIÓN COMPLEMENTARIA</text:p>
      <text:p text:style-name="P15">[lista de restricciones y/o requerimientos no funcionales impuestas al proceso]</text:p>
      <text:p text:style-name="P29"/>
      <text:p text:style-name="P30">CUESTIONES ABIERTAS</text:p>
      <text:p text:style-name="P15">[listas de asunto pendientes referidos al proceso o historia del negocio]</text:p>
      <text:p text:style-name="P30"/>
      <text:p text:style-name="P30">CUESTIONES CERRADAS</text:p>
      <text:p text:style-name="P15">[listas de asunto resueltos que antes fueron cuestiones abiertos y sobre los que se ha obtenido una decisión. También referidos al proceso o historia del negocio]</text:p>
      <text:p text:style-name="P44"><text:span text:style-name="Source_20_Text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Cursiv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353cm" fo:margin-bottom="0.212cm" loext:contextual-spacing="false" fo:text-indent="0cm" style:auto-text-indent="false" style:shadow="none">
        <style:tab-stops/>
      </style:paragraph-properties>
      <style:text-properties fo:font-size="115%" fo:font-weight="bold" fo:background-color="transparent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igo_20_fuente" style:display-name="Codigo fuente" style:family="paragraph" style:parent-style-name="Text" style:master-page-name="">
      <loext:graphic-properties draw:fill="solid" draw:fill-color="#1b75bc"/>
      <style:paragraph-properties style:page-number="auto" fo:background-color="#1b75bc" fo:padding="0.049cm" fo:border="0.06pt solid #000000" style:shadow="none">
        <style:tab-stops/>
      </style:paragraph-properties>
      <style:text-properties fo:color="#ffffff" style:font-name="Ubuntu" fo:font-family="Ubuntu" style:font-style-name="Cursiva" style:font-pitch="variable" fo:font-size="10pt" fo:font-style="normal" fo:font-weight="bold" fo:background-color="#1b75bc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881cm" fo:margin-left="0.116cm" table:align="left" style:writing-mode="lr-tb"/>
    </style:style>
    <style:style style:name="Tabla4.A" style:family="table-column">
      <style:table-column-properties style:column-width="1.81cm"/>
    </style:style>
    <style:style style:name="Tabla4.B" style:family="table-column">
      <style:table-column-properties style:column-width="16.07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style:border-line-width-bottom="0.026cm 0.026cm 0.106cm" fo:padding-left="0.191cm" fo:padding-right="0.191cm" fo:padding-top="0cm" fo:padding-bottom="0cm" fo:border-left="none" fo:border-right="none" fo:border-top="none" fo:border-bottom="4.5pt double #000000" style:writing-mode="lr-tb"/>
    </style:style>
    <style:style style:name="Tabla1" style:family="table">
      <style:table-properties style:width="17.801cm" table:align="margins"/>
    </style:style>
    <style:style style:name="Tabla1.A" style:family="table-column">
      <style:table-column-properties style:column-width="17.801cm" style:rel-column-width="65535*"/>
    </style:style>
    <style:style style:name="Tabla1.A1" style:family="table-cell">
      <style:table-cell-properties fo:padding="0.097cm" fo:border="0.05pt solid #000000"/>
    </style:style>
    <style:style style:name="MP1" style:family="paragraph" style:parent-style-name="Header">
      <style:text-properties officeooo:rsid="00073dbd" officeooo:paragraph-rsid="00073dbd"/>
    </style:style>
    <style:style style:name="MP2" style:family="paragraph" style:parent-style-name="Header">
      <style:paragraph-properties style:snap-to-layout-grid="false"/>
      <style:text-properties fo:language="none" fo:country="none" officeooo:paragraph-rsid="00073dbd" style:language-asian="none" style:country-asian="none"/>
    </style:style>
    <style:style style:name="MP3" style:family="paragraph" style:parent-style-name="Text_20_body">
      <style:paragraph-properties fo:text-align="center" style:justify-single-word="false"/>
    </style:style>
    <style:style style:name="MP4" style:family="paragraph" style:parent-style-name="Text_20_body">
      <style:text-properties fo:font-weight="bold" style:font-weight-asian="bold" style:font-weight-complex="bold"/>
    </style:style>
    <style:style style:name="MP5" style:family="paragraph" style:parent-style-name="Standard">
      <style:text-properties officeooo:paragraph-rsid="00073dbd"/>
    </style:style>
    <style:style style:name="MP6" style:family="paragraph" style:parent-style-name="Footer">
      <style:paragraph-properties fo:text-align="end" style:justify-single-word="false"/>
      <style:text-properties fo:color="#000000" fo:background-color="#ffffff"/>
    </style:style>
    <style:style style:name="M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MT2" style:family="text">
      <style:text-properties officeooo:rsid="0009c1b1"/>
    </style:style>
    <style:style style:name="MT3" style:family="text">
      <style:text-properties officeooo:rsid="00073dbd"/>
    </style:style>
    <style:style style:name="MT4" style:family="text">
      <style:text-properties officeooo:rsid="0003e971"/>
    </style:style>
    <style:style style:name="Mfr1" style:family="graphic" style:parent-style-name="Graphics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.64cm" fo:margin-bottom="1.499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101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draw:frame draw:style-name="Mfr1" draw:name="Imagen1" text:anchor-type="char" svg:x="0.192cm" svg:y="0.695cm" svg:width="1.046cm" svg:height="1.289cm" draw:z-index="14"><draw:image xlink:href="Pictures/10000000000004400000053EE4A966B981381F1C.png" xlink:type="simple" xlink:show="embed" xlink:actuate="onLoad" loext:mime-type="image/png"/></draw:frame></text:p>
            </table:table-cell>
            <table:table-cell table:style-name="Tabla4.A1" office:value-type="string">
              <text:p text:style-name="Text_20_body"/>
              <text:p text:style-name="MP3"><text:bookmark-start text:name="__RefHeading___Toc6217_1112204562"/><text:span text:style-name="MT1">Trabajo Practico Nº 1 <text:s/></text:span><text:bookmark-end text:name="__RefHeading___Toc6217_1112204562"/></text:p>
              <text:p text:style-name="MP4"><text:span text:style-name="MT2">Materia: Lenguaje Java</text:span> <text:span text:style-name="MT3">2018</text:span></text:p>
              <text:p text:style-name="MP5"/>
            </table:table-cell>
          </table:table-row>
        </table:table>
        <text:p text:style-name="Text_20_body"/>
      </style:header>
      <style:foot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6"><text:page-number text:select-page="current">15</text:page-number><text:s/><text:span text:style-name="MT4">de </text:span><text:span text:style-name="MT4"><text:page-count>15</text:page-count>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33:56.782627762</meta:creation-date>
    <dc:date>2018-06-03T21:50:43.269766552</dc:date>
    <meta:editing-duration>PT36M3S</meta:editing-duration>
    <meta:editing-cycles>9</meta:editing-cycles>
    <meta:generator>LibreOffice/6.0.3.2$Linux_X86_64 LibreOffice_project/00m0$Build-2</meta:generator>
    <meta:document-statistic meta:table-count="6" meta:image-count="1" meta:object-count="0" meta:page-count="15" meta:paragraph-count="170" meta:word-count="990" meta:character-count="6465" meta:non-whitespace-character-count="5626"/>
  </office:meta>
</office:document-meta>
</file>